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co3" style:family="table-column">
      <style:table-column-properties fo:break-before="auto" style:column-width="1.781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57291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369">
            <text:p>369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437">
            <text:p>437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4957">
            <text:p>4957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2497">
            <text:p>2497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9134">
            <text:p>9134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3121">
            <text:p>13121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2180">
            <text:p>2180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805">
            <text:p>805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233">
            <text:p>1233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546">
            <text:p>5546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2544">
            <text:p>12544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874">
            <text:p>1874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59">
            <text:p>259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232">
            <text:p>232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9733">
            <text:p>19733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494">
            <text:p>494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6379">
            <text:p>46379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750">
            <text:p>2750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6393">
            <text:p>6393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9072">
            <text:p>9072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5200">
            <text:p>5200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0416">
            <text:p>1041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57060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Number of Larcenies</text:p>
          </table:table-cell>
          <table:table-cell table:style-name="ce21" office:value-type="float" office:value="12101">
            <text:p>12101</text:p>
          </table:table-cell>
          <table:table-cell table:style-name="ce21" office:value-type="float" office:value="11006">
            <text:p>11006</text:p>
          </table:table-cell>
          <table:table-cell table:style-name="ce21" office:value-type="float" office:value="12658">
            <text:p>12658</text:p>
          </table:table-cell>
          <table:table-cell table:style-name="ce21" office:value-type="float" office:value="12714">
            <text:p>12714</text:p>
          </table:table-cell>
          <table:table-cell table:style-name="ce21" office:value-type="float" office:value="13822">
            <text:p>13822</text:p>
          </table:table-cell>
          <table:table-cell table:style-name="ce21" office:value-type="float" office:value="14063">
            <text:p>14063</text:p>
          </table:table-cell>
          <table:table-cell table:style-name="ce21" office:value-type="float" office:value="14573">
            <text:p>14573</text:p>
          </table:table-cell>
          <table:table-cell table:style-name="ce21" office:value-type="float" office:value="14392">
            <text:p>14392</text:p>
          </table:table-cell>
          <table:table-cell table:style-name="ce21" office:value-type="float" office:value="13276">
            <text:p>13276</text:p>
          </table:table-cell>
          <table:table-cell table:style-name="ce21" office:value-type="float" office:value="13825">
            <text:p>13825</text:p>
          </table:table-cell>
          <table:table-cell table:style-name="ce21" office:value-type="float" office:value="12472">
            <text:p>12472</text:p>
          </table:table-cell>
          <table:table-cell table:style-name="ce21" office:value-type="float" office:value="12159">
            <text:p>12159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368">
            <text:p>368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48">
            <text:p>348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3136">
            <text:p>23136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2014">
            <text:p>22014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1114">
            <text:p>1114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32553">
            <text:p>32553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4600">
            <text:p>14600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62927">
            <text:p>6292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57060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3168">
            <text:p>2316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2064">
            <text:p>22064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2622">
            <text:p>22622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3116">
            <text:p>23116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5126">
            <text:p>25126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2059">
            <text:p>22059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8905">
            <text:p>1890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570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